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312e" officeooo:paragraph-rsid="0007312e"/>
    </style:style>
    <style:style style:name="P2" style:family="paragraph" style:parent-style-name="Standard">
      <style:text-properties officeooo:rsid="000774f6" officeooo:paragraph-rsid="000774f6"/>
    </style:style>
    <style:style style:name="P3" style:family="paragraph" style:parent-style-name="Standard">
      <style:text-properties officeooo:rsid="000774f6" officeooo:paragraph-rsid="000bdf99"/>
    </style:style>
    <style:style style:name="P4" style:family="paragraph" style:parent-style-name="Standard">
      <style:text-properties officeooo:rsid="000774f6" officeooo:paragraph-rsid="002700af"/>
    </style:style>
    <style:style style:name="P5" style:family="paragraph" style:parent-style-name="Standard">
      <style:text-properties officeooo:rsid="000774f6" officeooo:paragraph-rsid="002740a7"/>
    </style:style>
    <style:style style:name="P6" style:family="paragraph" style:parent-style-name="Standard">
      <style:text-properties officeooo:rsid="001ca529" officeooo:paragraph-rsid="0011b27b"/>
    </style:style>
    <style:style style:name="P7" style:family="paragraph" style:parent-style-name="Standard">
      <style:text-properties officeooo:rsid="00078e2d" officeooo:paragraph-rsid="0027771b"/>
    </style:style>
    <style:style style:name="P8" style:family="paragraph" style:parent-style-name="Standard">
      <style:text-properties officeooo:rsid="002740a7" officeooo:paragraph-rsid="002740a7"/>
    </style:style>
    <style:style style:name="P9" style:family="paragraph" style:parent-style-name="Standard">
      <style:text-properties officeooo:rsid="00078e2d" officeooo:paragraph-rsid="0027771b"/>
    </style:style>
    <style:style style:name="P10" style:family="paragraph" style:parent-style-name="Standard">
      <style:text-properties officeooo:rsid="000774f6" officeooo:paragraph-rsid="002740a7"/>
    </style:style>
    <style:style style:name="P11" style:family="paragraph" style:parent-style-name="Standard">
      <style:text-properties officeooo:rsid="000774f6" officeooo:paragraph-rsid="002e15b4"/>
    </style:style>
    <style:style style:name="P12" style:family="paragraph" style:parent-style-name="Standard">
      <style:text-properties officeooo:rsid="000774f6" officeooo:paragraph-rsid="000774f6"/>
    </style:style>
    <style:style style:name="P13" style:family="paragraph" style:parent-style-name="Standard">
      <style:text-properties officeooo:rsid="000774f6" officeooo:paragraph-rsid="002e8b35"/>
    </style:style>
    <style:style style:name="P14" style:family="paragraph" style:parent-style-name="Standard">
      <style:text-properties officeooo:rsid="000774f6" officeooo:paragraph-rsid="002f1898"/>
    </style:style>
    <style:style style:name="P15" style:family="paragraph" style:parent-style-name="Standard">
      <style:text-properties officeooo:rsid="002740a7" officeooo:paragraph-rsid="002740a7"/>
    </style:style>
    <style:style style:name="P16" style:family="paragraph" style:parent-style-name="Standard">
      <style:text-properties officeooo:rsid="002740a7" officeooo:paragraph-rsid="002e15b4"/>
    </style:style>
    <style:style style:name="P17" style:family="paragraph" style:parent-style-name="Standard">
      <style:text-properties officeooo:rsid="002e8b35" officeooo:paragraph-rsid="002e8b35"/>
    </style:style>
    <style:style style:name="P18" style:family="paragraph" style:parent-style-name="Standard">
      <style:text-properties officeooo:rsid="002ee412" officeooo:paragraph-rsid="002ee412"/>
    </style:style>
    <style:style style:name="P19" style:family="paragraph" style:parent-style-name="Preformatted_20_Text">
      <style:text-properties officeooo:rsid="000ace0e" officeooo:paragraph-rsid="00344401"/>
    </style:style>
    <style:style style:name="T1" style:family="text">
      <style:text-properties officeooo:rsid="00078e2d"/>
    </style:style>
    <style:style style:name="T2" style:family="text">
      <style:text-properties officeooo:rsid="0017b0b7"/>
    </style:style>
    <style:style style:name="T3" style:family="text">
      <style:text-properties officeooo:rsid="001f15f6"/>
    </style:style>
    <style:style style:name="T4" style:family="text">
      <style:text-properties officeooo:rsid="002e15b4"/>
    </style:style>
    <style:style style:name="T5" style:family="text">
      <style:text-properties officeooo:rsid="000774f6"/>
    </style:style>
    <style:style style:name="T6" style:family="text">
      <style:text-properties officeooo:rsid="002e8b35"/>
    </style:style>
    <style:style style:name="T7" style:family="text">
      <style:text-properties officeooo:rsid="002eb7c3"/>
    </style:style>
    <style:style style:name="T8" style:family="text">
      <style:text-properties officeooo:rsid="002ee412"/>
    </style:style>
    <style:style style:name="T9" style:family="text">
      <style:text-properties officeooo:rsid="00333bb3"/>
    </style:style>
    <style:style style:name="T10" style:family="text">
      <style:text-properties officeooo:rsid="00344401"/>
    </style:style>
    <style:style style:name="T11" style:family="text">
      <style:text-properties officeooo:rsid="0036b4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ake Levine</text:p>
      <text:p text:style-name="P1">Assignment <text:span text:style-name="T4">6</text:span></text:p>
      <text:p text:style-name="P6"><text:span text:style-name="T3">10/28</text:span>/14</text:p>
      <text:p text:style-name="P6">CSC 1100 – Fall Term</text:p>
      <text:p text:style-name="P1"/>
      <text:p text:style-name="P2">1)</text:p>
      <text:p text:style-name="P11"><text:tab/><text:span text:style-name="T2">a) pow(8.50, 3.2)</text:span></text:p>
      <text:p text:style-name="P11"><text:tab/><text:span text:style-name="T1">b) sqrt(3 * pow(x, 2.0) - y) </text:span></text:p>
      <text:p text:style-name="P11"><text:tab/><text:span text:style-name="T1">c) pow((w + u), (2.0 * x))</text:span></text:p>
      <text:p text:style-name="P14"><text:span text:style-name="T1"><text:tab/>d) ( -b + sqrt( pow(b, 2.0) – 4 * a * c) ) / (2 * a)</text:span></text:p>
      <text:p text:style-name="P14"><text:span text:style-name="T1"><text:tab/>e) abs( x + (2*y) – 3 )</text:span></text:p>
      <text:p text:style-name="P11"><text:tab/></text:p>
      <text:p text:style-name="P2">2)</text:p>
      <text:p text:style-name="P11"><text:tab/><text:span text:style-name="T2">a) function prototype: line 5, function heading: line 17, <text:s/>function body: lines 18 – 26, function defintion: lines17-26</text:span></text:p>
      <text:p text:style-name="P11"><text:tab/><text:span text:style-name="T1">b) function call statements: line 11, line 13</text:span></text:p>
      <text:p text:style-name="P11"><text:tab/> <text:s text:c="3"/><text:span text:style-name="T9">formal parameters: line 5, line 17</text:span></text:p>
      <text:p text:style-name="P11"><text:tab/> <text:s text:c="3"/><text:span text:style-name="T9">actual parameters: line 11, line 13</text:span></text:p>
      <text:p text:style-name="P11"><text:span text:style-name="T1"><text:tab/>c) value parameters: line 5 (int, char), line 17( int first, char c)</text:span></text:p>
      <text:p text:style-name="P11"><text:tab/> <text:s text:c="3"/><text:span text:style-name="T9">reference paramters: line5 (double&amp;), line 17 (double&amp; second)</text:span></text:p>
      <text:p text:style-name="P11"><text:span text:style-name="T1"><text:tab/>d) local variables: line 8-10, line 19-21</text:span></text:p>
      <text:p text:style-name="P11"><text:tab/> <text:s text:c="3"/><text:span text:style-name="T9">global variable: line3, line 4, </text:span></text:p>
      <text:p text:style-name="P11"><text:tab/><text:span text:style-name="T1">e) line 3</text:span></text:p>
      <text:p text:style-name="P4"><text:tab/></text:p>
      <text:p text:style-name="P3">3)</text:p>
      <text:p text:style-name="P5"><text:tab/><text:span text:style-name="T4">12</text:span></text:p>
      <text:p text:style-name="P17"><text:tab/>35</text:p>
      <text:p text:style-name="P13"><text:tab/><text:span text:style-name="T6">14</text:span></text:p>
      <text:p text:style-name="P17"><text:tab/>8</text:p>
      <text:p text:style-name="P17"><text:tab/>10<text:span text:style-name="T5"><text:tab/></text:span></text:p>
      <text:p text:style-name="P5"/>
      <text:p text:style-name="P2">4)</text:p>
      <text:p text:style-name="P19"><text:span text:style-name="T10">1</text:span><text:tab/>#include &lt;iostream&gt;</text:p>
      <text:p text:style-name="P19"><text:span text:style-name="T10">2</text:span><text:tab/>using namespace std;</text:p>
      <text:p text:style-name="P19"/>
      <text:p text:style-name="P19"><text:span text:style-name="T10">3</text:span> <text:s text:c="4"/>int secret(int, int);</text:p>
      <text:p text:style-name="P19"/>
      <text:p text:style-name="P19"><text:span text:style-name="T10">4</text:span> <text:s text:c="4"/>void func(int x, int&amp; y);</text:p>
      <text:p text:style-name="P19"/>
      <text:p text:style-name="P19"><text:span text:style-name="T10">5</text:span> <text:s text:c="4"/>int main() {</text:p>
      <text:p text:style-name="P19"/>
      <text:p text:style-name="P19"><text:span text:style-name="T10">6</text:span> <text:s text:c="15"/>int num1, num2;</text:p>
      <text:p text:style-name="P19"><text:span text:style-name="T10">7</text:span> <text:s text:c="15"/>num1 = 6;</text:p>
      <text:p text:style-name="P19"><text:span text:style-name="T10">8</text:span> <text:s text:c="15"/>cout &lt;&lt; "Enter a positive integer";</text:p>
      <text:p text:style-name="P19"><text:span text:style-name="T10">9</text:span> <text:s text:c="15"/>cin &gt;&gt; num2;</text:p>
      <text:p text:style-name="P19"><text:span text:style-name="T10">10</text:span> <text:s text:c="15"/>cout &lt;&lt; endl;</text:p>
      <text:p text:style-name="P19"><text:span text:style-name="T10">11</text:span> <text:s text:c="14"/>cout &lt;&lt; secret(num1, num2) &lt;&lt; endl;</text:p>
      <text:p text:style-name="P19"><text:span text:style-name="T10">17</text:span> <text:s text:c="15"/>num2 = num2 - num1;</text:p>
      <text:p text:style-name="P19"><text:span text:style-name="T10">18</text:span> <text:s text:c="15"/>cout &lt;&lt; num1 &lt;&lt; " " &lt;&lt; num2 &lt;&lt; endl;</text:p>
      <text:p text:style-name="P19"><text:span text:style-name="T10">19</text:span> <text:s text:c="15"/>func(num2, num1);</text:p>
      <text:p text:style-name="P19"><text:span text:style-name="T10">26</text:span> <text:s text:c="15"/>cout &lt;&lt; num1 &lt;&lt; " " &lt;&lt; num2 &lt;&lt; endl;</text:p>
      <text:p text:style-name="P19"><text:span text:style-name="T10">27</text:span> <text:s text:c="15"/>return 0;</text:p>
      <text:p text:style-name="P19"><text:soft-page-break/><text:s text:c="8"/>}</text:p>
      <text:p text:style-name="P19"/>
      <text:p text:style-name="P19"><text:span text:style-name="T10">12</text:span> <text:s text:c="7"/>int secret(int a, int b)</text:p>
      <text:p text:style-name="P19"><text:s text:c="8"/>{</text:p>
      <text:p text:style-name="P19"><text:span text:style-name="T10">13</text:span> <text:s text:c="15"/>int d;</text:p>
      <text:p text:style-name="P19"><text:span text:style-name="T10">14</text:span> <text:s text:c="15"/>d = a + b;</text:p>
      <text:p text:style-name="P19"><text:span text:style-name="T10">15</text:span> <text:s text:c="15"/>b = a * d;</text:p>
      <text:p text:style-name="P19"><text:span text:style-name="T10">16</text:span> <text:s text:c="15"/>return b;</text:p>
      <text:p text:style-name="P19"><text:s text:c="8"/>}</text:p>
      <text:p text:style-name="P19"/>
      <text:p text:style-name="P19"><text:span text:style-name="T10">20</text:span> <text:s text:c="7"/>void func (int x, int&amp; y)</text:p>
      <text:p text:style-name="P19"><text:s text:c="8"/>{</text:p>
      <text:p text:style-name="P19"><text:span text:style-name="T10">21</text:span> <text:s text:c="15"/>int val1, val2;</text:p>
      <text:p text:style-name="P19"><text:span text:style-name="T10">22</text:span> <text:s text:c="15"/>val1 = x + y;</text:p>
      <text:p text:style-name="P19"><text:span text:style-name="T10">23</text:span> <text:s text:c="15"/>val2 = x * y;</text:p>
      <text:p text:style-name="P19"><text:span text:style-name="T10">24</text:span> <text:s text:c="15"/>y = val1 + val2;</text:p>
      <text:p text:style-name="P19"><text:span text:style-name="T10">25</text:span> <text:s text:c="15"/>cout &lt;&lt; val1 &lt;&lt; " " &lt;&lt; val2 &lt;&lt; endl;</text:p>
      <text:p text:style-name="P19"><text:s text:c="8"/>}</text:p>
      <text:p text:style-name="P2"><text:tab/></text:p>
      <text:p text:style-name="P2"><text:tab/><text:span text:style-name="T7">96</text:span></text:p>
      <text:p text:style-name="P2"><text:tab/><text:span text:style-name="T7">6 4</text:span></text:p>
      <text:p text:style-name="P2"><text:s/><text:tab/><text:span text:style-name="T7">10 24</text:span></text:p>
      <text:p text:style-name="P7"><text:tab/><text:span text:style-name="T7">34 4</text:span></text:p>
      <text:p text:style-name="P7"/>
      <text:p text:style-name="P2">5)</text:p>
      <text:p text:style-name="P2"><text:tab/><text:span text:style-name="T8">13, 1</text:span></text:p>
      <text:p text:style-name="P2"><text:tab/><text:span text:style-name="T8">16, 2</text:span></text:p>
      <text:p text:style-name="P2"><text:tab/><text:span text:style-name="T8">21, 1</text:span></text:p>
      <text:p text:style-name="P18"><text:tab/>24, 1</text:p>
      <text:p text:style-name="P5"><text:tab/></text:p>
      <text:p text:style-name="P8">6)</text:p>
      <text:p text:style-name="P16"><text:tab/><text:span text:style-name="T2">a, b and c </text:span></text:p>
      <text:p text:style-name="P11"><text:tab/></text:p>
      <text:p text:style-name="P5"/>
      <text:p text:style-name="P8">7)</text:p>
      <text:p text:style-name="P8"><text:tab/><text:span text:style-name="T11">global: void traceMe, int main</text:span></text:p>
      <text:p text:style-name="P8"><text:tab/><text:span text:style-name="T11">local to main: double one, two;</text:span></text:p>
      <text:p text:style-name="P8"><text:tab/><text:span text:style-name="T11">local to traceMe: double z;</text:span></text:p>
      <text:p text:style-name="P8"><text:tab/></text:p>
      <text:p text:style-name="P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9:19:10.887251454</meta:creation-date>
    <dc:date>2014-10-28T18:47:42.368540354</dc:date>
    <meta:editing-duration>PT14H53M2S</meta:editing-duration>
    <meta:editing-cycles>23</meta:editing-cycles>
    <meta:generator>LibreOffice/4.2.6.3$Linux_X86_64 LibreOffice_project/420m0$Build-3</meta:generator>
    <meta:document-statistic meta:table-count="0" meta:image-count="0" meta:object-count="0" meta:page-count="2" meta:paragraph-count="81" meta:word-count="324" meta:character-count="1808" meta:non-whitespace-character-count="1129"/>
  </office:meta>
</office:document-meta>
</file>